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41a9" officeooo:paragraph-rsid="000e41a9"/>
    </style:style>
    <style:style style:name="P2" style:family="paragraph" style:parent-style-name="Standard">
      <style:paragraph-properties fo:text-align="center" style:justify-single-word="false"/>
      <style:text-properties officeooo:rsid="000e41a9" officeooo:paragraph-rsid="000e41a9"/>
    </style:style>
    <style:style style:name="P3" style:family="paragraph" style:parent-style-name="Standard">
      <style:paragraph-properties fo:text-align="start" style:justify-single-word="false"/>
      <style:text-properties officeooo:rsid="000e41a9" officeooo:paragraph-rsid="000e41a9"/>
    </style:style>
    <style:style style:name="P4" style:family="paragraph" style:parent-style-name="Standard">
      <style:paragraph-properties fo:text-align="start" style:justify-single-word="false"/>
      <style:text-properties officeooo:rsid="000e41a9" officeooo:paragraph-rsid="000f3ff9"/>
    </style:style>
    <style:style style:name="P5" style:family="paragraph" style:parent-style-name="Standard">
      <style:paragraph-properties fo:text-align="start" style:justify-single-word="false"/>
      <style:text-properties officeooo:paragraph-rsid="000f3ff9"/>
    </style:style>
    <style:style style:name="P6" style:family="paragraph" style:parent-style-name="Standard">
      <style:paragraph-properties fo:text-align="start" style:justify-single-word="false"/>
      <style:text-properties officeooo:rsid="000f3ff9" officeooo:paragraph-rsid="000f3ff9"/>
    </style:style>
    <style:style style:name="P7" style:family="paragraph" style:parent-style-name="Standard">
      <style:paragraph-properties fo:text-align="start" style:justify-single-word="false"/>
      <style:text-properties officeooo:rsid="0010d428" officeooo:paragraph-rsid="0010d428"/>
    </style:style>
    <style:style style:name="P8" style:family="paragraph" style:parent-style-name="Standard">
      <style:paragraph-properties fo:text-align="start" style:justify-single-word="false"/>
      <style:text-properties officeooo:rsid="0012b108" officeooo:paragraph-rsid="0012b108"/>
    </style:style>
    <style:style style:name="P9" style:family="paragraph" style:parent-style-name="Table_20_Contents">
      <style:paragraph-properties fo:text-align="start" style:justify-single-word="false"/>
      <style:text-properties officeooo:rsid="0012b108" officeooo:paragraph-rsid="0012b108"/>
    </style:style>
    <style:style style:name="T1" style:family="text">
      <style:text-properties officeooo:rsid="000f3f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 Vadé Grelet<text:tab/><text:tab/><text:tab/><text:tab/><text:tab/><text:tab/> <text:s text:c="4"/>Licence Informatique L3 - 2025-2026</text:p>
      <text:p text:style-name="P1">Leonard Duhem<text:tab/><text:tab/><text:tab/><text:tab/><text:tab/><text:tab/><text:tab/>UFR SFA – Université de Poitiers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 C avancé 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mmaire :</text:p>
      <text:p text:style-name="P3">- organisation du projet :</text:p>
      <text:p text:style-name="P3"><text:tab/>- fichier principaux : </text:p>
      <text:p text:style-name="P3"><text:tab/><text:tab/>- client.c</text:p>
      <text:p text:style-name="P3"><text:tab/><text:tab/>- master.c</text:p>
      <text:p text:style-name="P3"><text:tab/><text:tab/>- worker.c</text:p>
      <text:p text:style-name="P3"><text:tab/>- fichier de module</text:p>
      <text:p text:style-name="P3"><text:tab/><text:tab/>- master_client</text:p>
      <text:p text:style-name="P3"><text:tab/><text:tab/>- master_worker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CHIER PRINCIPAUX</text:p>
      <text:p text:style-name="P3">CLIENT.C : </text:p>
      <text:p text:style-name="P4">BUT <text:span text:style-name="T1">DU FICHIER : </text:span></text:p>
      <text:p text:style-name="P6">le programme client.c represente l’interface entre l’utilisateur et le systeme de calcul distributé ( master + worker )</text:p>
      <text:p text:style-name="P6">il interprete les ordres passés en ligne de commande et enovie ces ordres au master via des fifo synchronisé par semaphore ipc</text:p>
      <text:p text:style-name="P6"/>
      <text:p text:style-name="P6">il implemente egalement le mode local, demandé dans la partie3,3bis qui execute un crible multithreadé independant du master</text:p>
      <text:p text:style-name="P6"/>
      <text:p text:style-name="P6">rôle generale </text:p>
      <text:p text:style-name="P6">interprete les argument envoyés par l’utilisateur</text:p>
      <text:p text:style-name="P6">se synchronise avec le master grace aux semaphores ipc</text:p>
      <text:p text:style-name="P6">utilise les fifo crées par le master pour transmettre les ordres et recevoir les resultats</text:p>
      <text:p text:style-name="P6">propose un mode special pour afficher les workers ouvert et un mode local independant du master.c</text:p>
      <text:p text:style-name="P6"/>
      <text:p text:style-name="P6">intrepretation des argument d’entrée : </text:p>
      <text:p text:style-name="P6">parseargs verifie les arguments et retourn l’ordre parmi :</text:p>
      <text:p text:style-name="P6">ORDER_COMPUTE_PRIME</text:p>
      <text:p text:style-name="P6">ORDER_HOW_MANY_PRIME</text:p>
      <text:p text:style-name="P6">ORDER_HIGHEST_PRIME</text:p>
      <text:p text:style-name="P6">ORDER_STOP</text:p>
      <text:p text:style-name="P6">ORDER_COMPUTE_PRIME_LOCAL</text:p>
      <text:p text:style-name="P6">en cas d’erreur, un msg est affiché puis usage() termine le programme</text:p>
      <text:p text:style-name="P6"/>
      <text:p text:style-name="P6">communication avec le master</text:p>
      <text:p text:style-name="P6">le client recupere les sempahores sem_mutex et sem_sync</text:p>
      <text:p text:style-name="P6">il entre en section critique avec p(sem_mutex)</text:p>
      <text:p text:style-name="P6">il ecrit l’ordre ( et eventuellement le nombre ) dans le fifo client -&gt; master</text:p>
      <text:p text:style-name="P6">il lit la reponse dans le fifo master -&gt; client</text:p>
      <text:p text:style-name="P6">il libere la seciton critique et reveille le master via v(sem_sync)</text:p>
      <text:p text:style-name="P6">toute les intereactions passent uniquement via deux fifo :</text:p>
      <text:p text:style-name="P6">client_to_master.fifo</text:p>
      <text:p text:style-name="P6">master_to_client.fifo</text:p>
      <text:p text:style-name="P6"/>
      <text:p text:style-name="P6"/>
      <text:p text:style-name="P6">mode local :</text:p>
      <text:p text:style-name="P6">le client execute un crible d’eratosthene multithreadé</text:p>
      <text:p text:style-name="P6">tableau tab[2...n] initialisé a true</text:p>
      <text:p text:style-name="P6">nombre thread : sqrt(n)</text:p>
      <text:p text:style-name="P6">chaque thread elemine les multiples de son diviseur, un mutex global protege l’acces concurrent au tableau, affichage final des nombres premier trouvés</text:p>
      <text:p text:style-name="P6">ce mode ne communique pas avec le master ni les fifo</text:p>
      <text:p text:style-name="P6"/>
      <text:p text:style-name="P6">mode special showworker</text:p>
      <text:p text:style-name="P5"><text:span text:style-name="T1">exec : ps -C worker.o -o stat,cmd | grep -E 'R|S|D|I'</text:span></text:p>
      <text:p text:style-name="P7">affichage des workers actuellement en cours d’execution </text:p>
      <text:p text:style-name="P7">aucune communication avec le master.c</text:p>
      <text:p text:style-name="P7"/>
      <text:p text:style-name="P3"/>
      <text:p text:style-name="P3"/>
      <text:p text:style-name="P3"><text:soft-page-break/>MASTER.C</text:p>
      <text:p text:style-name="P7">but du fichier : </text:p>
      <text:p text:style-name="P7">le fichier master.c implemente le processus maitre, il coordone l’esnemble du systeme</text:p>
      <text:p text:style-name="P7">- creation des fifo et semaphore</text:p>
      <text:p text:style-name="P7">-lance du premier worker</text:p>
      <text:p text:style-name="P7">-construction dynamique du pipleine de hoare</text:p>
      <text:p text:style-name="P7">- gestion des requetes client.c</text:p>
      <text:p text:style-name="P7">- supervision du pipline ( arrets, retests, propagation du stop )</text:p>
      <text:p text:style-name="P7"/>
      <text:p text:style-name="P7">fonctionallité principale</text:p>
      <text:p text:style-name="P7">initialisation</text:p>
      <text:p text:style-name="P7">le master : crée les fifos client_to_master et master_to_client, crée deux sempahores : sem_mutex, protege l’acces au fifo, sem_sync, synchronise fin du dialogiue client</text:p>
      <text:p text:style-name="P7">crée deux tube anonymes pour le pipeline : pipeMW ( master -&gt; worker ) et pipeWM ( worker -&gt; master )</text:p>
      <text:p text:style-name="P7">lance le prmeier worker, chargé du nombre premier 2, le premier worker envoie immediatement 2 au master pour initaliser : highest_prime = 2 ; nb_primes =1 ; last_tested = 2</text:p>
      <text:p text:style-name="P7"/>
      <text:p text:style-name="P7">boucle principale : </text:p>
      <text:p text:style-name="P7">loop() attend les cleints en permanence : lit l’ordre envoyé dans le fifo, si necessaire, lit le nombre, traite la requete, renvoie le resultat au client, attend que le client ait fini de lire (p(sem_sync))</text:p>
      <text:p text:style-name="P7"/>
      <text:p text:style-name="P7">traitement des ordres : </text:p>
      <text:p text:style-name="P7">compute : le nombre es tenvoyé dans le pipeline, chaque worker test et transmet au suivant, le master lit un unique message : &gt; 0 → le nombre est premier ; =0 → le nombre n’est pas premier</text:p>
      <text:p text:style-name="P7">il met a jour last_tested, highest_prime et nb_prume</text:p>
      <text:p text:style-name="P7">how_many : renvoie nb_primes, highest : renvoie highest_prime, stop : renvoie un ack au client, propage -1 dans le pipeline, termine proprement en supprimant fifo + semaphore</text:p>
      <text:p text:style-name="P7"/>
      <text:p text:style-name="P7"><text:s/></text:p>
      <text:p text:style-name="P3">WORKER.C</text:p>
      <text:p text:style-name="P7">but du fichier : le porgramme worker.c implemente un maillon du piple de hoare</text:p>
      <text:p text:style-name="P7">chaque worker represnete un nombre premier, et filtre les multiples successifs</text:p>
      <text:p text:style-name="P7">le piple est dynamique : les workers se créentau fur et a mesure</text:p>
      <text:p text:style-name="P7"/>
      <text:p text:style-name="P7">fonctionement interne</text:p>
      <text:p text:style-name="P7">parametres</text:p>
      <text:p text:style-name="P7">lors d’un execv, chaque worker recoit : </text:p>
      <text:p text:style-name="P3">argv[1] = fdRead <text:s text:c="7"/>(entrée)</text:p>
      <text:p text:style-name="P3">argv[2] = fdWriteMaster (sortie vers master)</text:p>
      <text:p text:style-name="P3">argv[3] = myPrime <text:s text:c="6"/>(premier géré par ce worker)</text:p>
      <text:p text:style-name="P7">il affiche son pid et son premier</text:p>
      <text:p text:style-name="P7"/>
      <text:p text:style-name="P7">boucle prinicpale ( fonction loop) </text:p>
      <text:p text:style-name="P7">a chaque nombre n recu :</text:p>
      <text:p text:style-name="P7">stop ? Si n==-1 : transmet stop au prochain worker s’il existe, attend sa terminaison, termine</text:p>
      <text:p text:style-name="P7">n==myPrime ? C’est un succes, renvoie myPrime au master</text:p>
      <text:p text:style-name="P7">n divisble par myPrime ? Renvoie 0 au master ( ce n’est pas un premier ) </text:p>
      <text:p text:style-name="P7">sinon, transmettre a un worker suivant : </text:p>
      <text:p text:style-name="P7">si ce worker n’exste pas encore : creation d’un tube, forke d’un nouveau worker ( prermier = n ), memorisation du pid, ovuerture du tube</text:p>
      <text:p text:style-name="P7">sinon : on transmte simplement dans le tube du suivant</text:p>
      <text:p text:style-name="P7"><text:soft-page-break/>ce mécanisme realise automatiquement le crible, chaque worker filtre une couche et crée le prochain niveau</text:p>
      <text:p text:style-name="P7"/>
      <text:p text:style-name="P7">fin de vie :</text:p>
      <text:p text:style-name="P7">a la fin, ferme ses tubes, attend eventuellement son successeur, affiche un message de terminaison</text:p>
      <text:p text:style-name="P7"/>
      <text:p text:style-name="P7"/>
      <text:p text:style-name="P3"/>
      <text:p text:style-name="P3"/>
      <text:p text:style-name="P8">PROTOCOLES 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9">Couche</text:p>
          </table:table-cell>
          <table:table-cell table:style-name="Tableau1.A1" office:value-type="string">
            <text:p text:style-name="P9">Moyen</text:p>
          </table:table-cell>
          <table:table-cell table:style-name="Tableau1.A1" office:value-type="string">
            <text:p text:style-name="P9">Type</text:p>
          </table:table-cell>
          <table:table-cell table:style-name="Tableau1.D1" office:value-type="string">
            <text:p text:style-name="P9">But</text:p>
          </table:table-cell>
        </table:table-row>
        <table:table-row>
          <table:table-cell table:style-name="Tableau1.A2" office:value-type="string">
            <text:p text:style-name="P9">Client → master</text:p>
          </table:table-cell>
          <table:table-cell table:style-name="Tableau1.A2" office:value-type="string">
            <text:p text:style-name="P9">Fifo</text:p>
          </table:table-cell>
          <table:table-cell table:style-name="Tableau1.A2" office:value-type="string">
            <text:p text:style-name="P9">Synchrone</text:p>
          </table:table-cell>
          <table:table-cell table:style-name="Tableau1.D2" office:value-type="string">
            <text:p text:style-name="P9">Envoyé ordre</text:p>
          </table:table-cell>
        </table:table-row>
        <table:table-row>
          <table:table-cell table:style-name="Tableau1.A2" office:value-type="string">
            <text:p text:style-name="P9">Master→ client</text:p>
          </table:table-cell>
          <table:table-cell table:style-name="Tableau1.A2" office:value-type="string">
            <text:p text:style-name="P9">Fifo</text:p>
          </table:table-cell>
          <table:table-cell table:style-name="Tableau1.A2" office:value-type="string">
            <text:p text:style-name="P9">Synchrone</text:p>
          </table:table-cell>
          <table:table-cell table:style-name="Tableau1.D2" office:value-type="string">
            <text:p text:style-name="P9">Renvoyé resultat</text:p>
          </table:table-cell>
        </table:table-row>
        <table:table-row>
          <table:table-cell table:style-name="Tableau1.A2" office:value-type="string">
            <text:p text:style-name="P9">Master→worker</text:p>
          </table:table-cell>
          <table:table-cell table:style-name="Tableau1.A2" office:value-type="string">
            <text:p text:style-name="P9">Pipe</text:p>
          </table:table-cell>
          <table:table-cell table:style-name="Tableau1.A2" office:value-type="string">
            <text:p text:style-name="P9">Asynchrone</text:p>
          </table:table-cell>
          <table:table-cell table:style-name="Tableau1.D2" office:value-type="string">
            <text:p text:style-name="P9">Envoyer nombre a tester</text:p>
          </table:table-cell>
        </table:table-row>
        <table:table-row>
          <table:table-cell table:style-name="Tableau1.A2" office:value-type="string">
            <text:p text:style-name="P9">Worker→ master</text:p>
          </table:table-cell>
          <table:table-cell table:style-name="Tableau1.A2" office:value-type="string">
            <text:p text:style-name="P9">Pipe</text:p>
          </table:table-cell>
          <table:table-cell table:style-name="Tableau1.A2" office:value-type="string">
            <text:p text:style-name="P9">Synchrone</text:p>
          </table:table-cell>
          <table:table-cell table:style-name="Tableau1.D2" office:value-type="string">
            <text:p text:style-name="P9">Renvoyoer resultat</text:p>
          </table:table-cell>
        </table:table-row>
        <table:table-row>
          <table:table-cell table:style-name="Tableau1.A2" office:value-type="string">
            <text:p text:style-name="P9">Worker→ worker</text:p>
          </table:table-cell>
          <table:table-cell table:style-name="Tableau1.A2" office:value-type="string">
            <text:p text:style-name="P9">Pipes dynamiques </text:p>
          </table:table-cell>
          <table:table-cell table:style-name="Tableau1.A2" office:value-type="string">
            <text:p text:style-name="P9">Asynchorne</text:p>
          </table:table-cell>
          <table:table-cell table:style-name="Tableau1.D2" office:value-type="string">
            <text:p text:style-name="P9">Propoager le cribl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21:05:56.051734058</meta:creation-date>
    <dc:date>2025-11-28T21:45:21.697890292</dc:date>
    <meta:editing-duration>PT3M11S</meta:editing-duration>
    <meta:editing-cycles>1</meta:editing-cycles>
    <meta:document-statistic meta:table-count="1" meta:image-count="0" meta:object-count="0" meta:page-count="5" meta:paragraph-count="118" meta:word-count="816" meta:character-count="5085" meta:non-whitespace-character-count="4325"/>
    <meta:generator>LibreOffice/24.2.7.2$Linux_X86_64 LibreOffice_project/420$Build-2</meta:generator>
  </office:meta>
</office:document-meta>
</file>